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9pt"/>
    </style:style>
    <style:style style:name="co2" style:family="table-column">
      <style:table-column-properties fo:break-before="auto" style:column-width="26.45pt"/>
    </style:style>
    <style:style style:name="co3" style:family="table-column">
      <style:table-column-properties fo:break-before="auto" style:column-width="57.34pt"/>
    </style:style>
    <style:style style:name="co4" style:family="table-column">
      <style:table-column-properties fo:break-before="auto" style:column-width="522.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iscrete-inde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Key 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bsection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Analyze Propositions and Boolean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-1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OApHaIMKMJ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hat is a proposition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oolean operations ($\neg, \wedge, \vee, \rightarrow, \leftrightarrow$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store parentheses using precedenc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truth tables for expression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bsection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 propositional statements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-22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_RrxqiB_pf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late English into Propositional logic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situations when natural language uses logical connectives in a different sense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Logic Puzzles and Word Problem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section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cognize Boolean tautologies and satisfiability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-33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0ELYvaf21E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propositions using equivalences (Use double negation; Use De Morgan's laws; Write Contrapositive for an Implication 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tautology if a truth table exist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reate new tautologies using inference rule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atisfiable and Contradictory Boolean Expressions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1.X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expressions in programming (optional)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precedence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operation associativity to a Python expression.</text:p>
          </table:table-cell>
        </table:table-row>
        <table:table-row table:style-name="ro1">
          <table:table-cell office:value-type="string" calcext:value-type="string">
            <text:p>W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short-circuit Boolean evalua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bsection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Common Proof Strateg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84-93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b-hKQOhxlNA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PNme9Kl3kDo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CCAgvPGOlmE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direct proofs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ntraposition for IF-THEN statement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ve proofs using contradiction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bsection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edicates and Quantifier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40-5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rZH5RFSXsvI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a predicate as a function to boolea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free and bound variab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s over finite domain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precedence for quantifier statemen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predicates, apply De Morgan's law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ubsection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and Function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21-131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jXxuwrAbpCU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listing elements or interval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et by defining a predicat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bsets, proper sub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airs and other n-tuple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pow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produce Russel's paradox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ubsection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pare Set Cardinalities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179-186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WQWkG9cQ8NQ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in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surjective functions between 2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adding a finite set to a countable is countable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two positive integer sets.</text:p>
          </table:table-cell>
        </table:table-row>
        <table:table-row table:style-name="ro1">
          <table:table-cell office:value-type="string" calcext:value-type="string">
            <text:p>W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nion infinitely many integer set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ubsection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Nested Quantifier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60-6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DaBIVPyvDQ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write mathematical statements with nested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erpret quantifier expressions in human languag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Negate multiple quantifier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bsection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Some More Proof Strategies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analyzing ca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by counterexampl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Introduce "without loss of generality" clauses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nonconstructive proofs of existence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bsection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ules of Inference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Recognize hypotheses and goals in a proof.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ponens: $A \rightarrow B,\,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modus tollens: $A \rightarrow B,\, (\neg B) \;\vdash\; (\neg A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transitivity: $A \rightarrow B,\, B \rightarrow C \;\vdash\; A \rightarrow C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disjunctive syllogism: $A \vee B,\, \neg A \;\vdash\;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addition": $A \;\vdash\; A \vee B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simplification": $(A \wedge B) \;\vdash\; A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conjunction": $A,\, B \;\vdash\; (A \wedge B)$</text:p>
          </table:table-cell>
        </table:table-row>
        <table:table-row table:style-name="ro1">
          <table:table-cell office:value-type="string" calcext:value-type="string">
            <text:p>W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"resolution": $(A \vee B),\, (\neg A \vee C) \;\vdash\; (B \vee C)$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ubsection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sets over some universe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un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intersection of two or more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complement of a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difference of two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symmetric difference of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raw Venn diagrams for 2, 3, 4 or 5 set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2.X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Proof Strategies for Sets and Function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2 sets being different (conterexample)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for a function being bijective [Define bijections from monotonous continuous functions; Define bijections as variants of 1D Hilbert hotel. Define bijections as variants of 2D Hilbert hotel.]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constructions by selecting minimum in a nonempty set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Explain proofs using invaria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bsection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scribe algorithms for lists/arrays and their paradigm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01-213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XnshTUaIpc8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4kVVhSy3kfA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GNGUziMQ4R4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youtu.be/kkgTu5kaIXw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common characteristics of algorithms (mass problem, input, output, strictly defined steps, finite time)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an algorithm to find maximum in a list of n with pseudocode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linear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inary search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umber of steps for binary search in a list of n elements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bubble sort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bubble sort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naive string match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number of steps for string matching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algorithm to pay the change with minimum coins.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for the eurocent coins (1,2,5,10,20,50,100,200) greedy algorithm is optimal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scribe the greedy scheduling algorith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halting problem</text:p>
          </table:table-cell>
        </table:table-row>
        <table:table-row table:style-name="ro1">
          <table:table-cell office:value-type="string" calcext:value-type="string">
            <text:p>W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 halting problem is algorithmically unsolvable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use the big-O notation and related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ubsection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16-22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https://medium.com/@.RT/total-n00bs-guide-to-big-o-big-%CF%89-big-%CE%B8-aa259ae8a1c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he big-O nota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are various elementary functions by their growth speed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mpute the big-O for sums and products of functions.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big-Omega and big-Theta no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Define and determine some algorithm complexity measur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3.3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31-235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time and space complexity for the given run of a program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Define worst-case and average time complexity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modular arithmetic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1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51-25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nshTUaIpc8" xlink:type="simple">https://youtu.be/XnshTUaIpc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Z-si4GE_n9k" xlink:type="simple">https://youtu.be/Z-si4GE_n9k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dd, subtract and multiply congruences (ring operations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ransform congurences equivalently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Manipulate integer represen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2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60-26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xtIIUB6QUJ8" xlink:type="simple">https://youtu.be/xtIIUB6QUJ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iSTpfqZwb5A" xlink:type="simple">https://youtu.be/iSTpfqZwb5A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vAKiTsEKEQM" xlink:type="simple">https://youtu.be/vAKiTsEKEQM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5ZbKtsbctf4" xlink:type="simple">https://youtu.be/5ZbKtsbctf4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Convert a representation of a number into a number by Horner’s scheme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Obtain a representation of a number by Horner’s scheme backward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arithmetic operations on number representation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erform modular exponentia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properties of primes, GCD, LCM and related algorithm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3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71-278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JeP8882zZg" xlink:type="simple">https://youtu.be/tJeP8882zZg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Dhpp5yTzNY8" xlink:type="simple">https://youtu.be/Dhpp5yTzNY8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UDrU6Aw_gEY" xlink:type="simple">https://youtu.be/UDrU6Aw_gEY</text:a>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the full search primality testing algorithm (divide up to $\sqrt{n}$)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that there are infinitely many primes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facts about prime “gaps” and their distribution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tate properties of LCD and GCD</text:p>
          </table:table-cell>
        </table:table-row>
        <table:table-row table:style-name="ro1">
          <table:table-cell office:value-type="string" calcext:value-type="string">
            <text:p>W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pply Euclid algorithm to compute LCD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Find Bezout coefficients and solve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4.4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285-29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oXRT_TNoBaM" xlink:type="simple">https://youtu.be/oXRT_TNoBa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Ag3wFeScdP4" xlink:type="simple">https://youtu.be/Ag3wFeScdP4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Blankinship algorithm to compute Bezout coefficient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Find inverse of a number w.r.t. some module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olve arbitrary linear congruences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mathematic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1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31-350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TqpNDiqsz7k" xlink:type="simple">https://youtu.be/TqpNDiqsz7k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pTj6J_kWddM" xlink:type="simple">https://youtu.be/pTj6J_kWddM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summation formulas by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ove inequalities and various invariants by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Prove statements by variants of mathematic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54-362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mZ8wcxnT9WQ" xlink:type="simple">https://youtu.be/mZ8wcxnT9WQ</text:a>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Analyze some games with strong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definitions and structural induction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3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65-378</text:p>
          </table:table-cell>
        </table:table-row>
        <table:table-row table:style-name="ro1">
          <table:table-cell office:value-type="string" calcext:value-type="string">
            <text:p>W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<text:a xlink:href="https://youtu.be/_EVvOzBI05Q" xlink:type="simple">https://youtu.be/_EVvOzBI05Q</text:a>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Use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ubsection</text:p>
          </table:table-cell>
          <table:table-cell office:value-type="string" calcext:value-type="string">
            <text:p>5.4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eading</text:p>
          </table:table-cell>
          <table:table-cell office:value-type="string" calcext:value-type="string">
            <text:p>Rosen2019, pp.381-398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deo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number theory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tail-recursive linear, binary, ternary search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Fibonacci and related algorithms using iterations or memoization (storing intermediate results)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nd analyze merge-sort algorithm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Use Master’s theorem to analyze complexity of recursive algorithms</text:p>
          </table:table-cell>
        </table:table-row>
        <table:table-row table:style-name="ro1">
          <table:table-cell office:value-type="string" calcext:value-type="string">
            <text:p>W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Write assertions for conditionals and loops for program verification</text:p>
          </table:table-cell>
        </table:table-row>
        <table:table-row table:style-name="ro1" table:number-rows-repeated="1048363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4">00/00/0000</text:date>, <text:time style:data-style-name="N2" text:time-value="02:12:52.95892705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04T02:16:04.081338841</dc:date>
    <meta:editing-duration>PT44M3S</meta:editing-duration>
    <meta:editing-cycles>10</meta:editing-cycles>
    <meta:generator>LibreOffice/6.0.7.3$Linux_X86_64 LibreOffice_project/00m0$Build-3</meta:generator>
    <meta:document-statistic meta:table-count="1" meta:cell-count="848" meta:object-count="0"/>
  </office:meta>
</office:document-meta>
</file>